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.29mm"/>
    </style:style>
    <style:style style:name="co2" style:family="table-column">
      <style:table-column-properties fo:break-before="auto" style:column-width="16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3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>
      <style:text-properties fo:color="#000000" style:font-name="メイリオ" fo:font-size="10pt" fo:language="none" fo:country="none" style:font-name-asian="メイリオ" style:font-size-asian="10pt" style:language-asian="none" style:country-asian="none" style:font-name-complex="メイリオ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tBuffers</text:p>
          </table:table-cell>
          <table:table-cell/>
          <table:table-cell table:formula="of:=CONCATENATE(&quot;| &quot;;[.B3];&quot; | &quot;;[.C3];&quot; | &quot;;[.D3];&quot; |&quot;)" office:value-type="string" office:string-value="|  | FlatBuffers | FlatBuffers |" calcext:value-type="string">
            <text:p>| <text:s/>| FlatBuffers | FlatBuffers |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--:</text:p>
          </table:table-cell>
          <table:table-cell/>
          <table:table-cell table:formula="of:=CONCATENATE(&quot;|&quot;;[.B4];&quot;|&quot;;[.C4];&quot;|&quot;;[.D4];&quot;|&quot;)" office:value-type="string" office:string-value="|--:|--:|--:|" calcext:value-type="string">
            <text:p>|--:|--:|--:|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CONCATENATE(&quot;| &quot;;TEXT([.B5];&quot;#,#0&quot;);&quot; | &quot;;TEXT([.C5];&quot;#,#0&quot;);&quot; | &quot;;TEXT([.D5];&quot;#,#0&quot;);&quot; |&quot;)" office:value-type="string" office:string-value="| 1 | 437 | 528 |" calcext:value-type="string">
            <text:p>| 1 | 437 | 528 |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6];&quot;#,#0&quot;);&quot; | &quot;;TEXT([.C6];&quot;#,#0&quot;);&quot; | &quot;;TEXT([.D6];&quot;#,#0&quot;);&quot; |&quot;)" office:value-type="string" office:string-value="| 2 | 0 | 0 |" calcext:value-type="string">
            <text:p>| 2 | 0 | 0 |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7];&quot;#,#0&quot;);&quot; | &quot;;TEXT([.C7];&quot;#,#0&quot;);&quot; | &quot;;TEXT([.D7];&quot;#,#0&quot;);&quot; |&quot;)" office:value-type="string" office:string-value="| 3 | 0 | 0 |" calcext:value-type="string">
            <text:p>| 3 | 0 | 0 |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8];&quot;#,#0&quot;);&quot; | &quot;;TEXT([.C8];&quot;#,#0&quot;);&quot; | &quot;;TEXT([.D8];&quot;#,#0&quot;);&quot; |&quot;)" office:value-type="string" office:string-value="| 4 | 0 | 0 |" calcext:value-type="string">
            <text:p>| 4 | 0 | 0 |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9];&quot;#,#0&quot;);&quot; | &quot;;TEXT([.C9];&quot;#,#0&quot;);&quot; | &quot;;TEXT([.D9];&quot;#,#0&quot;);&quot; |&quot;)" office:value-type="string" office:string-value="| 5 | 0 | 0 |" calcext:value-type="string">
            <text:p>| 5 | 0 | 0 |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0];&quot;#,#0&quot;);&quot; | &quot;;TEXT([.C10];&quot;#,#0&quot;);&quot; | &quot;;TEXT([.D10];&quot;#,#0&quot;);&quot; |&quot;)" office:value-type="string" office:string-value="| 6 | 0 | 0 |" calcext:value-type="string">
            <text:p>| 6 | 0 | 0 |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1];&quot;#,#0&quot;);&quot; | &quot;;TEXT([.C11];&quot;#,#0&quot;);&quot; | &quot;;TEXT([.D11];&quot;#,#0&quot;);&quot; |&quot;)" office:value-type="string" office:string-value="| 7 | 0 | 0 |" calcext:value-type="string">
            <text:p>| 7 | 0 | 0 |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2];&quot;#,#0&quot;);&quot; | &quot;;TEXT([.C12];&quot;#,#0&quot;);&quot; | &quot;;TEXT([.D12];&quot;#,#0&quot;);&quot; |&quot;)" office:value-type="string" office:string-value="| 8 | 0 | 0 |" calcext:value-type="string">
            <text:p>| 8 | 0 | 0 |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3];&quot;#,#0&quot;);&quot; | &quot;;TEXT([.C13];&quot;#,#0&quot;);&quot; | &quot;;TEXT([.D13];&quot;#,#0&quot;);&quot; |&quot;)" office:value-type="string" office:string-value="| 9 | 0 | 0 |" calcext:value-type="string">
            <text:p>| 9 | 0 | 0 |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4];&quot;#,#0&quot;);&quot; | &quot;;TEXT([.C14];&quot;#,#0&quot;);&quot; | &quot;;TEXT([.D14];&quot;#,#0&quot;);&quot; |&quot;)" office:value-type="string" office:string-value="| 10 | 0 | 0 |" calcext:value-type="string">
            <text:p>| 10 | 0 | 0 |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5];&quot;#,#0&quot;);&quot; | &quot;;TEXT([.C15];&quot;#,#0&quot;);&quot; | &quot;;TEXT([.D15];&quot;#,#0&quot;);&quot; |&quot;)" office:value-type="string" office:string-value="| 11 | 0 | 0 |" calcext:value-type="string">
            <text:p>| 11 | 0 | 0 |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6];&quot;#,#0&quot;);&quot; | &quot;;TEXT([.C16];&quot;#,#0&quot;);&quot; | &quot;;TEXT([.D16];&quot;#,#0&quot;);&quot; |&quot;)" office:value-type="string" office:string-value="| 12 | 0 | 0 |" calcext:value-type="string">
            <text:p>| 12 | 0 | 0 |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7];&quot;#,#0&quot;);&quot; | &quot;;TEXT([.C17];&quot;#,#0&quot;);&quot; | &quot;;TEXT([.D17];&quot;#,#0&quot;);&quot; |&quot;)" office:value-type="string" office:string-value="| 13 | 0 | 0 |" calcext:value-type="string">
            <text:p>| 13 | 0 | 0 |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8];&quot;#,#0&quot;);&quot; | &quot;;TEXT([.C18];&quot;#,#0&quot;);&quot; | &quot;;TEXT([.D18];&quot;#,#0&quot;);&quot; |&quot;)" office:value-type="string" office:string-value="| 14 | 0 | 0 |" calcext:value-type="string">
            <text:p>| 14 | 0 | 0 |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19];&quot;#,#0&quot;);&quot; | &quot;;TEXT([.C19];&quot;#,#0&quot;);&quot; | &quot;;TEXT([.D19];&quot;#,#0&quot;);&quot; |&quot;)" office:value-type="string" office:string-value="| 15 | 0 | 0 |" calcext:value-type="string">
            <text:p>| 15 | 0 | 0 |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20];&quot;#,#0&quot;);&quot; | &quot;;TEXT([.C20];&quot;#,#0&quot;);&quot; | &quot;;TEXT([.D20];&quot;#,#0&quot;);&quot; |&quot;)" office:value-type="string" office:string-value="| 16 | 0 | 0 |" calcext:value-type="string">
            <text:p>| 16 | 0 | 0 |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21];&quot;#,#0&quot;);&quot; | &quot;;TEXT([.C21];&quot;#,#0&quot;);&quot; | &quot;;TEXT([.D21];&quot;#,#0&quot;);&quot; |&quot;)" office:value-type="string" office:string-value="| 17 | 0 | 0 |" calcext:value-type="string">
            <text:p>| 17 | 0 | 0 |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22];&quot;#,#0&quot;);&quot; | &quot;;TEXT([.C22];&quot;#,#0&quot;);&quot; | &quot;;TEXT([.D22];&quot;#,#0&quot;);&quot; |&quot;)" office:value-type="string" office:string-value="| 18 | 0 | 0 |" calcext:value-type="string">
            <text:p>| 18 | 0 | 0 |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23];&quot;#,#0&quot;);&quot; | &quot;;TEXT([.C23];&quot;#,#0&quot;);&quot; | &quot;;TEXT([.D23];&quot;#,#0&quot;);&quot; |&quot;)" office:value-type="string" office:string-value="| 19 | 0 | 0 |" calcext:value-type="string">
            <text:p>| 19 | 0 | 0 |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| &quot;;TEXT([.B24];&quot;#,#0&quot;);&quot; | &quot;;TEXT([.C24];&quot;#,#0&quot;);&quot; | &quot;;TEXT([.D24];&quot;#,#0&quot;);&quot; |&quot;)" office:value-type="string" office:string-value="| 20 | 0 | 0 |" calcext:value-type="string">
            <text:p>| 20 | 0 | 0 |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5:.C24])" office:value-type="float" office:value="21.85" calcext:value-type="float">
            <text:p>21.85</text:p>
          </table:table-cell>
          <table:table-cell table:formula="of:=AVERAGE([.D5:.D24])" office:value-type="float" office:value="26.4" calcext:value-type="float">
            <text:p>26.4</text:p>
          </table:table-cell>
          <table:table-cell/>
          <table:table-cell table:formula="of:=CONCATENATE(&quot;| &quot;;TEXT([.B25];&quot;#,#0.0&quot;);&quot; | &quot;;TEXT([.C25];&quot;#,#0.0&quot;);&quot; | &quot;;TEXT([.D25];&quot;#,#0.0&quot;);&quot; |&quot;)" office:value-type="string" office:string-value="| Average | 21.9 | 26.4 |" calcext:value-type="string">
            <text:p>| Average | 21.9 | 26.4 |</text:p>
          </table:table-cell>
        </table:table-row>
        <table:table-row table:style-name="ro1">
          <table:table-cell/>
          <table:table-cell table:style-name="ce1" office:value-type="string" calcext:value-type="string">
            <text:p>Max</text:p>
          </table:table-cell>
          <table:table-cell table:formula="of:=MAX([.C5:.C24])" office:value-type="float" office:value="437" calcext:value-type="float">
            <text:p>437</text:p>
          </table:table-cell>
          <table:table-cell table:formula="of:=MAX([.D5:.D25])" office:value-type="float" office:value="528" calcext:value-type="float">
            <text:p>528</text:p>
          </table:table-cell>
          <table:table-cell/>
          <table:table-cell table:formula="of:=CONCATENATE(&quot;| &quot;;TEXT([.B26];&quot;#,#0&quot;);&quot; | &quot;;TEXT([.C26];&quot;#,#0&quot;);&quot; | &quot;;TEXT([.D26];&quot;#,#0&quot;);&quot; |&quot;)" office:value-type="string" office:string-value="| Max | 437 | 528 |" calcext:value-type="string">
            <text:p>| Max | 437 | 528 |</text:p>
          </table:table-cell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formula="of:=MIN([.C5:.C24])" office:value-type="float" office:value="0" calcext:value-type="float">
            <text:p>0</text:p>
          </table:table-cell>
          <table:table-cell table:formula="of:=MIN([.D5:.D24])" office:value-type="float" office:value="0" calcext:value-type="float">
            <text:p>0</text:p>
          </table:table-cell>
          <table:table-cell/>
          <table:table-cell table:formula="of:=CONCATENATE(&quot;| &quot;;TEXT([.B27];&quot;#,#0&quot;);&quot; | &quot;;TEXT([.C27];&quot;#,#0&quot;);&quot; | &quot;;TEXT([.D27];&quot;#,#0&quot;);&quot; |&quot;)" office:value-type="string" office:string-value="| Min | 0 | 0 |" calcext:value-type="string">
            <text:p>| Min | 0 | 0 |</text:p>
          </table:table-cell>
        </table:table-row>
        <table:table-row table:style-name="ro1">
          <table:table-cell table:number-columns-repeated="5"/>
          <table:table-cell table:formula="of:=CONCATENATE(&quot;| &quot;;TEXT([.B28];&quot;#,#0&quot;);&quot; | &quot;;TEXT([.C28];&quot;#,#0&quot;);&quot; | &quot;;TEXT([.D28];&quot;#,#0&quot;);&quot; |&quot;)" office:value-type="string" office:string-value="| 0 | 0 | 0 |" calcext:value-type="string">
            <text:p>| 0 | 0 | 0 |</text:p>
          </table:table-cell>
        </table:table-row>
        <table:table-row table:style-name="ro1">
          <table:table-cell/>
          <table:table-cell office:value-type="string" calcext:value-type="string">
            <text:p>EasySaveとの比較</text:p>
          </table:table-cell>
          <table:table-cell table:number-columns-repeated="3"/>
          <table:table-cell table:formula="of:=CONCATENATE(&quot;| &quot;;[.B29];&quot; | &quot;;[.C29];&quot; | &quot;;[.D29];&quot; |&quot;)" office:value-type="string" office:string-value="| EasySaveとの比較 |  |  |" calcext:value-type="string">
            <text:p>| EasySaveとの比較 | <text:s/>| <text:s/>|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3" table:formula="of:=[.C25]/[.$C25]" office:value-type="float" office:value="1" calcext:value-type="float">
            <text:p>1.00</text:p>
          </table:table-cell>
          <table:table-cell table:style-name="ce3" table:formula="of:=[.D25]/[.$C25]" office:value-type="float" office:value="1.20823798627002" calcext:value-type="float">
            <text:p>1.21</text:p>
          </table:table-cell>
          <table:table-cell/>
          <table:table-cell table:formula="of:=CONCATENATE(&quot;| &quot;;TEXT([.B30];&quot;#,#0.00&quot;);&quot; | &quot;;TEXT([.C30];&quot;#,#0.00&quot;);&quot; | &quot;;TEXT([.D30];&quot;#,#0.00&quot;);&quot; |&quot;)" office:value-type="string" office:string-value="| Average | 1.00 | 1.21 |" calcext:value-type="string">
            <text:p>| Average | 1.00 | 1.21 |</text:p>
          </table:table-cell>
        </table:table-row>
        <table:table-row table:style-name="ro1">
          <table:table-cell/>
          <table:table-cell table:style-name="ce1" office:value-type="string" calcext:value-type="string">
            <text:p>Max</text:p>
          </table:table-cell>
          <table:table-cell table:style-name="ce3" table:formula="of:=[.C26]/[.$C26]" office:value-type="float" office:value="1" calcext:value-type="float">
            <text:p>1.00</text:p>
          </table:table-cell>
          <table:table-cell table:style-name="ce3" table:formula="of:=[.D26]/[.$C26]" office:value-type="float" office:value="1.20823798627002" calcext:value-type="float">
            <text:p>1.21</text:p>
          </table:table-cell>
          <table:table-cell/>
          <table:table-cell table:formula="of:=CONCATENATE(&quot;| &quot;;TEXT([.B31];&quot;#,#0.00&quot;);&quot; | &quot;;TEXT([.C31];&quot;#,#0.00&quot;);&quot; | &quot;;TEXT([.D31];&quot;#,#0.00&quot;);&quot; |&quot;)" office:value-type="string" office:string-value="| Max | 1.00 | 1.21 |" calcext:value-type="string">
            <text:p>| Max | 1.00 | 1.21 |</text:p>
          </table:table-cell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style-name="ce3" table:formula="of:=[.C27]/[.$C27]" office:value-type="string" office:string-value="" calcext:value-type="error">
            <text:p>#DIV/0!</text:p>
          </table:table-cell>
          <table:table-cell table:style-name="ce3" table:formula="of:=[.D27]/[.$C27]" office:value-type="string" office:string-value="" calcext:value-type="error">
            <text:p>#DIV/0!</text:p>
          </table:table-cell>
          <table:table-cell/>
          <table:table-cell table:formula="of:=CONCATENATE(&quot;| &quot;;TEXT([.B32];&quot;#,#0.00&quot;);&quot; | &quot;;TEXT([.C32];&quot;#,#0.00&quot;);&quot; | &quot;;TEXT([.D32];&quot;#,#0.00&quot;);&quot; |&quot;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00/00/00</text:date>, <text:time style:data-style-name="N2" text:time-value="20:10:00.65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2:01:36.650000000</meta:creation-date>
    <dc:date>2016-11-19T20:10:59.439000000</dc:date>
    <meta:editing-duration>PT1H48M14S</meta:editing-duration>
    <meta:editing-cycles>53</meta:editing-cycles>
    <meta:generator>LibreOffice/5.1.6.2$Windows_x86 LibreOffice_project/07ac168c60a517dba0f0d7bc7540f5afa45f0909</meta:generator>
    <meta:document-statistic meta:table-count="1" meta:cell-count="115" meta:object-count="0"/>
  </office:meta>
</office:document-meta>
</file>